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 style:font-family-generic="script"/>
    <style:font-face style:name="Lucida Sans1" svg:font-family="'Lucida Sans'" style:font-family-generic="swiss"/>
    <style:font-face style:name="Theano Modern" svg:font-family="'Theano Modern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style:min-row-height="2.028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heano Moder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Lucifer</text:p>
            <text:p text:style-name="P1">Date d'entrée : 13/08/17</text:p>
            <text:p text:style-name="P1">Grade actuel : Fondateur</text:p>
            <text:p text:style-name="P1">Nom : --A- M—h</text:p>
            <text:p text:style-name="P1">Signature :</text:p>
            <text:p text:style-name="P1"/>
            <text:p text:style-name="P1"/>
          </table:table-cell>
          <table:table-cell table:style-name="Tableau1.A1" office:value-type="string">
            <text:p text:style-name="P1">Linkff</text:p>
            <text:p text:style-name="P1">Date d'entrée : 10/09/17</text:p>
            <text:p text:style-name="P1">Grade actuel : Fondateur</text:p>
            <text:p text:style-name="P1">Nom : --IM-- - --NT---- -é---</text:p>
            <text:p text:style-name="P1">Signature :</text:p>
            <text:p text:style-name="P1"/>
            <text:p text:style-name="P1"/>
          </table:table-cell>
          <table:table-cell table:style-name="Tableau1.C1" office:value-type="string">
            <text:p text:style-name="P1">SV_</text:p>
            <text:p text:style-name="P1">Date d'entrée : 10/09/17</text:p>
            <text:p text:style-name="P1">Grade Actuel : Fondateur</text:p>
            <text:p text:style-name="P1">Nom : ---M-N- --z--e</text:p>
            <text:p text:style-name="P1">Signature :</text:p>
          </table:table-cell>
        </table:table-row>
        <table:table-row>
          <table:table-cell table:style-name="Tableau1.A2" office:value-type="string">
            <text:p text:style-name="P1"/>
            <text:p text:style-name="P1">Date d'entrée : 20/12/17</text:p>
            <text:p text:style-name="P1">Grade actuel : Initié</text:p>
            <text:p text:style-name="P1">Nom : --T-E B--i-e</text:p>
            <text:p text:style-name="P1">Signature :</text:p>
            <text:p text:style-name="P1"/>
            <text:p text:style-name="P1"/>
          </table:table-cell>
          <table:table-cell table:style-name="Tableau1.A2" office:value-type="string">
            <text:p text:style-name="P1">ML_</text:p>
            <text:p text:style-name="P1">Date d'entrée : 20/12/17</text:p>
            <text:p text:style-name="P1">Grade actuel : Initié</text:p>
            <text:p text:style-name="P1">Nom : -A--A--E M—x--c-</text:p>
            <text:p text:style-name="P1">Signature :</text:p>
          </table:table-cell>
          <table:table-cell table:style-name="Tableau1.C2" office:value-type="string">
            <text:p text:style-name="P1"/>
            <text:p text:style-name="P1">Date d'entrée : 20/12/17</text:p>
            <text:p text:style-name="P1">Grade actuel : Initié</text:p>
            <text:p text:style-name="P1">Nom : M-R--L T--st--</text:p>
            <text:p text:style-name="P1">Signature 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 style:font-family-generic="script"/>
    <style:font-face style:name="Lucida Sans1" svg:font-family="'Lucida Sans'" style:font-family-generic="swiss"/>
    <style:font-face style:name="Theano Modern" svg:font-family="'Theano Modern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mic Sans MS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9T19:34:23.58</meta:creation-date>
    <dc:date>2017-12-20T22:38:34.57</dc:date>
    <meta:editing-duration>PT29M42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1" meta:paragraph-count="28" meta:word-count="103" meta:character-count="487"/>
  </office:meta>
</office:document-meta>
</file>